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ista de Revisão: I</text:p>
      <text:p text:style-name="Normal">1_c</text:p>
      <text:p text:style-name="Normal">2_a</text:p>
      <text:p text:style-name="Normal">3_a</text:p>
      <text:p text:style-name="Normal">4_c</text:p>
      <text:p text:style-name="Normal">5_d</text:p>
      <text:p text:style-name="Normal">7_b</text:p>
      <text:p text:style-name="Normal">8_d<text:s/></text:p>
      <text:p text:style-name="Normal">9_a</text:p>
      <text:p text:style-name="Normal">10_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ARLES HENRIQUE RODRIGUES ALVES</meta:initial-creator>
    <dc:creator>CHARLES HENRIQUE RODRIGUES ALVES</dc:creator>
    <meta:creation-date>2026-04-15T11:39:00Z</meta:creation-date>
    <dc:date>2026-04-15T11:50:00Z</dc:date>
    <meta:template xlink:href="Normal" xlink:type="simple"/>
    <meta:editing-cycles>1</meta:editing-cycles>
    <meta:editing-duration>PT660S</meta:editing-duration>
    <meta:document-statistic meta:page-count="1" meta:paragraph-count="6" meta:word-count="13" meta:character-count="52" meta:row-count="5" meta:non-whitespace-character-count="45"/>
  </office:meta>
</office:document-meta>
</file>